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l" fo:country="GR" fo:font-weight="bold" officeooo:rsid="001218a7" officeooo:paragraph-rsid="001218a7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language="el" fo:country="GR" fo:font-weight="bold" officeooo:rsid="001218a7" officeooo:paragraph-rsid="001218a7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language="el" fo:country="GR" fo:font-weight="normal" officeooo:rsid="001218a7" officeooo:paragraph-rsid="001218a7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language="el" fo:country="GR" fo:font-weight="normal" officeooo:rsid="00181b83" officeooo:paragraph-rsid="0019d85d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language="el" fo:country="GR" fo:font-weight="normal" officeooo:rsid="0019d85d" officeooo:paragraph-rsid="001a0c55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language="el" fo:country="GR" fo:font-weight="normal" officeooo:rsid="001a0c55" officeooo:paragraph-rsid="001a0c55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language="el" fo:country="GR" fo:font-weight="bold" officeooo:rsid="001a0c55" officeooo:paragraph-rsid="001a0c55" style:font-size-asian="14pt" style:font-weight-asian="bold" style:font-size-complex="16pt" style:font-weight-complex="bold"/>
    </style:style>
    <style:style style:name="T1" style:family="text">
      <style:text-properties officeooo:rsid="0019d85d"/>
    </style:style>
    <style:style style:name="T2" style:family="text">
      <style:text-properties fo:language="en" fo:country="US" officeooo:rsid="0019d85d"/>
    </style:style>
    <style:style style:name="T3" style:family="text">
      <style:text-properties fo:font-weight="bold" officeooo:rsid="001b8854" style:font-weight-asian="bold" style:font-weight-complex="bold"/>
    </style:style>
    <style:style style:name="T4" style:family="text">
      <style:text-properties fo:language="en" fo:country="US" fo:font-weight="bold" officeooo:rsid="0019d85d" style:font-weight-asian="bold" style:font-weight-complex="bold"/>
    </style:style>
    <style:style style:name="T5" style:family="text">
      <style:text-properties officeooo:rsid="001a0c55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a0c55"/>
    </style:style>
    <style:style style:name="T8" style:family="text">
      <style:text-properties officeooo:rsid="001c5b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Εργασία Συστήματα λήψης αποφάσεων </text:p>
      <text:p text:style-name="P1">Μέρος Γ</text:p>
      <text:p text:style-name="P1">Καλδάνης Θωμάς 2022025</text:p>
      <text:p text:style-name="P1">Χατζηφωτιάδης Φώτης 2022116</text:p>
      <text:p text:style-name="P1"/>
      <text:p text:style-name="P2">Α)</text:p>
      <text:p text:style-name="P3"/>
      <text:p text:style-name="P4">Μια εταιρία τεχνολογίας εξετάζει το ενδεχόμενο να λανσάρει ένα νέο προϊόν. <text:span text:style-name="T1">Πρώτα όμως πρέπει να λάβει ορισμένες αποφάσεις σχετικά με την στρατηγική </text:span><text:span text:style-name="T2">marketing, </text:span><text:span text:style-name="T1">το επίπεδο επένδυσης και την προμήθεια των υλικών.<text:line-break/></text:span></text:p>
      <text:p text:style-name="P4"><text:span text:style-name="T3">Στρατηγική </text:span><text:span text:style-name="T4">Marketing</text:span></text:p>
      <text:p text:style-name="P5">Η επιχείρηση έχει την επιλογή να <text:span text:style-name="T5">ακολουθήσει</text:span> επιθετικό <text:span text:style-name="T6">marketing </text:span>( υψηλό κόστος ) με πολύ καλά αποτελέσματα, <text:s/><text:span text:style-name="T5">μέτριο </text:span><text:span text:style-name="T7">marketing </text:span><text:span text:style-name="T5">με όχι ιδιαίτερα καλά αποτελέσματα και τέλος μια πιο συντηρητική στρατηγική με χαμηλό κόστος και χαμηλά αποτελέσματα.</text:span></text:p>
      <text:p text:style-name="P6"/>
      <text:p text:style-name="P7">Επίπεδο επένδυσης</text:p>
      <text:p text:style-name="P6">Η εταιρία μπορεί είτε να επενδύσει υψηλό ποσό στο προϊόν ώστε να αυξήσει τις πιθανότητες αποδοχής, ή να κάνει χαμηλότερη επένδυση που θα έχει ως αποτέλεσμα το προϊόν να μην έχει το ίδιο καλά χαρακτηριστικά/<text:span text:style-name="T8">αποδοχή</text:span>.</text:p>
      <text:p text:style-name="P6"/>
      <text:p text:style-name="P7">Απόφαση προμήθειας </text:p>
      <text:p text:style-name="P6">Η εταιρία πρέπει να αποφασίσει αν τα υλικά που θα προμηθεύεται θα είναι πολύ καλής ποιότητας, που σημαίνει μεγαλύτερο κόστος αλλά και καλύτερα αποτελέσματα ή αν θα παίρνει πιο φτηνά υλικά με αποτέλεσμα το προϊόν να μην είναι το ίδιο ανταγωνιστικό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17:38:01.164205300</meta:creation-date>
    <dc:date>2025-05-29T20:37:55.851088200</dc:date>
    <meta:editing-duration>PT16M</meta:editing-duration>
    <meta:editing-cycles>4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12" meta:word-count="162" meta:character-count="1064" meta:non-whitespace-character-count="909"/>
  </office:meta>
</office:document-meta>
</file>